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398cm" fo:min-width="9.60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solid" draw:fill-color="#ff8000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8000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draw:fill="solid" draw:fill-color="#a1467e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draw:fill="solid" draw:fill-color="#a1467e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52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04cm" fo:padding-top="0.152cm" fo:padding-bottom="0.152cm" fo:padding-left="0.277cm" fo:padding-right="0.277cm"/>
      <style:paragraph-properties style:writing-mode="lr-tb"/>
    </style:style>
    <style:style style:name="gr16" style:family="graphic" style:parent-style-name="objectwithoutfill">
      <style:graphic-properties svg:stroke-width="0.071cm" svg:stroke-color="#000000" draw:marker-start-width="0.307cm" draw:marker-end="Arrowheads_20_1" draw:marker-end-width="0.257cm" draw:fill="none" draw:textarea-vertical-align="middle" fo:padding-top="0.111cm" fo:padding-bottom="0.111cm" fo:padding-left="0.236cm" fo:padding-right="0.236cm"/>
    </style:style>
    <style:style style:name="gr17" style:family="graphic" style:parent-style-name="objectwithoutfill">
      <style:graphic-properties svg:stroke-width="0.071cm" svg:stroke-color="#000000" draw:marker-start-width="0.308cm" draw:marker-end="Arrowheads_20_2" draw:marker-end-width="0.258cm" draw:fill="none" draw:textarea-vertical-align="middle" fo:padding-top="0.112cm" fo:padding-bottom="0.112cm" fo:padding-left="0.237cm" fo:padding-right="0.2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Arrowheads_20_1" draw:marker-start-width="0.23cm" draw:marker-end="Arrowheads_20_2" draw:marker-end-width="0.23cm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draw:fill="solid" draw:fill-color="#ffd428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P1" style:family="paragraph">
      <loext:graphic-properties draw:fill="none" draw:opacity="86%"/>
      <style:paragraph-properties fo:text-align="center"/>
    </style:style>
    <style:style style:name="P2" style:family="paragraph">
      <loext:graphic-properties draw:fill="solid" draw:fill-color="#ffffff" draw:opacity="86%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8000" draw:opacity="86%"/>
      <style:paragraph-properties fo:text-align="center" style:writing-mode="lr-tb"/>
    </style:style>
    <style:style style:name="P5" style:family="paragraph">
      <loext:graphic-properties draw:fill="solid" draw:fill-color="#ff8000" draw:opacity="86%"/>
      <style:paragraph-properties fo:text-align="center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fffff" draw:opacity="86%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ffffff" draw:opacity="86%"/>
      <style:paragraph-properties fo:text-align="center" style:writing-mode="lr-tb"/>
    </style:style>
    <style:style style:name="P9" style:family="paragraph">
      <loext:graphic-properties draw:fill="solid" draw:fill-color="#a1467e" draw:opacity="86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a1467e" draw:opacity="86%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7pt" style:font-size-asian="7pt" style:font-size-complex="7pt"/>
    </style:style>
    <style:style style:name="P15" style:family="paragraph">
      <loext:graphic-properties draw:fill="solid" draw:fill-color="#ffffff" draw:opacity="86%"/>
      <style:paragraph-properties fo:text-align="center" style:writing-mode="lr-tb"/>
      <style:text-properties fo:font-size="7pt" style:font-size-asian="7pt" style:font-size-complex="7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ff8000" draw:opacity="86%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a1467e" draw:opacity="86%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d428" draw:opacity="86%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6.778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6.778cm" svg:y="11.613cm">
          <text:p text:style-name="P3">i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8.04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9.31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0.58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1.85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12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39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668cm" svg:y="11.6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778cm" svg:y="9.065cm"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9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6.778cm" svg:y="7.79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8.048cm" svg:y="7.79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9.318cm" svg:y="7.79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0.588cm" svg:y="7.79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1.858cm" svg:y="7.79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3.128cm" svg:y="7.795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7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15.668cm" svg:y="7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2.7cm" draw:transform="rotate (-1.5707963267949) translate (34.483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7.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0.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1.6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2.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4.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5.4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6.7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1.27cm" draw:transform="rotate (-1.5707963267949) translate (25.595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7.98cm)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437cm" svg:height="0.962cm" svg:x="6.938cm" svg:y="10.538cm">
          <draw:text-box>
            <text:p>Row i0</text:p>
          </draw:text-box>
        </draw:frame>
        <draw:frame draw:style-name="gr8" draw:text-style-name="P10" draw:layer="layout" svg:width="7.081cm" svg:height="1.673cm" svg:x="6.938cm" svg:y="13.25cm">
          <draw:text-box>
            <text:p>Starting offset: i0*N1_A</text:p>
            <text:p>Stride: 1</text:p>
          </draw:text-box>
        </draw:frame>
        <draw:frame draw:style-name="gr9" draw:text-style-name="P11" draw:layer="layout" svg:width="3.147cm" svg:height="1.25cm" svg:x="10.25cm" svg:y="6.3cm">
          <draw:text-box>
            <text:p><text:span text:style-name="T2">Matrix A</text:span></text:p>
          </draw:text-box>
        </draw:frame>
        <draw:frame draw:style-name="gr10" draw:text-style-name="P11" draw:layer="layout" svg:width="3.15cm" svg:height="1cm" svg:x="27.15cm" svg:y="7.7cm">
          <draw:text-box>
            <text:p><text:span text:style-name="T2">Matrix B</text:span></text:p>
          </draw:text-box>
        </draw:frame>
        <draw:custom-shape draw:style-name="gr2" draw:text-style-name="P2" draw:layer="layout" svg:width="1.27cm" svg:height="1.27cm" svg:x="8.04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9.061cm">
          <text:p/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6.75cm" svg:y1="21.252cm" svg:x2="17cm" svg:y2="21.252cm">
          <text:p/>
        </draw:line>
        <draw:frame draw:style-name="gr12" draw:text-style-name="P10" draw:layer="layout" svg:width="2.085cm" svg:height="0.962cm" svg:x="10.953cm" svg:y="21.5cm">
          <draw:text-box>
            <text:p>N1_A</text:p>
          </draw:text-box>
        </draw:frame>
        <draw:line draw:style-name="gr11" draw:text-style-name="P12" draw:layer="layout" svg:x1="17.688cm" svg:y1="7.75cm" svg:x2="17.688cm" svg:y2="20.5cm">
          <text:p/>
        </draw:line>
        <draw:frame draw:style-name="gr10" draw:text-style-name="P10" draw:layer="layout" svg:width="2.119cm" svg:height="1cm" svg:x="17.938cm" svg:y="13.75cm">
          <draw:text-box>
            <text:p>N0_C</text:p>
          </draw:text-box>
        </draw:frame>
        <draw:custom-shape draw:style-name="gr2" draw:text-style-name="P2" draw:layer="layout" svg:width="1.27cm" svg:height="1.27cm" svg:x="6.77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5.461cm">
          <text:p/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35.124cm" svg:y1="19.286cm" svg:x2="35.124cm" svg:y2="9.036cm">
          <text:p/>
        </draw:line>
        <draw:frame draw:style-name="gr12" draw:text-style-name="P10" draw:layer="layout" svg:width="2.085cm" svg:height="0.962cm" svg:x="35.383cm" svg:y="13.715cm">
          <draw:text-box>
            <text:p>N1_A</text:p>
          </draw:text-box>
        </draw:frame>
        <draw:line draw:style-name="gr11" draw:text-style-name="P12" draw:layer="layout" svg:x1="34.546cm" svg:y1="19.965cm" svg:x2="21.796cm" svg:y2="19.965cm">
          <text:p/>
        </draw:line>
        <draw:frame draw:style-name="gr10" draw:text-style-name="P10" draw:layer="layout" svg:width="2.119cm" svg:height="1cm" svg:x="26.934cm" svg:y="20.409cm">
          <draw:text-box>
            <text:p>N1_C</text:p>
          </draw:text-box>
        </draw:frame>
        <draw:custom-shape draw:style-name="gr13" draw:text-style-name="P13" draw:layer="layout" svg:width="1.27cm" svg:height="1.27cm" svg:x="24.316cm" svg:y="9.087cm">
          <text:p text:style-name="P3">i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1.783cm" svg:y="9.09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1.27cm" svg:x="23.035cm" svg:y="9.09cm">
          <text:p text:style-name="P3">1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252cm" svg:height="3.095cm" svg:x="25.736cm" svg:y="9.266cm">
          <draw:text-box>
            <text:p>Column i1</text:p>
            <text:p/>
            <text:p>Starting offset: i1</text:p>
            <text:p>Stride: N1_C</text:p>
          </draw:text-box>
        </draw:frame>
        <draw:custom-shape draw:style-name="gr15" draw:text-style-name="P15" draw:layer="layout" svg:width="1.258cm" svg:height="1.27cm" svg:x="21.783cm" svg:y="10.364cm"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7.75cm" svg:y1="12.25cm" svg:x2="16.25cm" svg:y2="12.25cm">
          <text:p/>
        </draw:line>
        <draw:line draw:style-name="gr17" draw:text-style-name="P12" draw:layer="layout" svg:x1="24.939cm" svg:y1="10.06cm" svg:x2="24.939cm" svg:y2="18.81cm">
          <text:p/>
        </draw:line>
        <draw:frame draw:style-name="gr18" draw:text-style-name="P16" draw:layer="layout" svg:width="0.748cm" svg:height="0.962cm" svg:x="15.739cm" svg:y="24.515cm">
          <draw:text-box>
            <text:p><text:span text:style-name="T4">*</text:span></text:p>
          </draw:text-box>
        </draw:frame>
        <draw:line draw:style-name="gr19" draw:text-style-name="P17" draw:layer="layout" svg:x1="16.414cm" svg:y1="24.436cm" svg:x2="16.414cm" svg:y2="25.325cm">
          <text:p/>
        </draw:line>
        <draw:frame draw:style-name="gr20" draw:text-style-name="P16" draw:layer="layout" svg:width="0.875cm" svg:height="0.962cm" svg:x="16.821cm" svg:y="24.408cm">
          <draw:text-box>
            <text:p><text:span text:style-name="T4">+</text:span></text:p>
          </draw:text-box>
        </draw:frame>
        <draw:frame draw:style-name="gr18" draw:text-style-name="P16" draw:layer="layout" svg:width="0.748cm" svg:height="0.962cm" svg:x="17.439cm" svg:y="24.515cm">
          <draw:text-box>
            <text:p><text:span text:style-name="T4">*</text:span></text:p>
          </draw:text-box>
        </draw:frame>
        <draw:line draw:style-name="gr19" draw:text-style-name="P17" draw:layer="layout" svg:x1="18.114cm" svg:y1="24.436cm" svg:x2="18.114cm" svg:y2="25.325cm">
          <text:p/>
        </draw:line>
        <draw:frame draw:style-name="gr20" draw:text-style-name="P16" draw:layer="layout" svg:width="0.875cm" svg:height="0.962cm" svg:x="18.541cm" svg:y="24.408cm">
          <draw:text-box>
            <text:p><text:span text:style-name="T4">+</text:span></text:p>
          </draw:text-box>
        </draw:frame>
        <draw:frame draw:style-name="gr18" draw:text-style-name="P16" draw:layer="layout" svg:width="0.748cm" svg:height="0.962cm" svg:x="19.14cm" svg:y="24.515cm">
          <draw:text-box>
            <text:p><text:span text:style-name="T4">*</text:span></text:p>
          </draw:text-box>
        </draw:frame>
        <draw:line draw:style-name="gr19" draw:text-style-name="P17" draw:layer="layout" svg:x1="19.815cm" svg:y1="24.436cm" svg:x2="19.815cm" svg:y2="25.325cm">
          <text:p/>
        </draw:line>
        <draw:frame draw:style-name="gr20" draw:text-style-name="P16" draw:layer="layout" svg:width="0.875cm" svg:height="0.962cm" svg:x="20.241cm" svg:y="24.408cm">
          <draw:text-box>
            <text:p><text:span text:style-name="T4">+</text:span></text:p>
          </draw:text-box>
        </draw:frame>
        <draw:frame draw:style-name="gr18" draw:text-style-name="P16" draw:layer="layout" svg:width="0.748cm" svg:height="0.962cm" svg:x="20.84cm" svg:y="24.515cm">
          <draw:text-box>
            <text:p><text:span text:style-name="T4">*</text:span></text:p>
          </draw:text-box>
        </draw:frame>
        <draw:line draw:style-name="gr19" draw:text-style-name="P17" draw:layer="layout" svg:x1="21.515cm" svg:y1="24.436cm" svg:x2="21.515cm" svg:y2="25.325cm">
          <text:p/>
        </draw:line>
        <draw:frame draw:style-name="gr20" draw:text-style-name="P16" draw:layer="layout" svg:width="0.875cm" svg:height="0.962cm" svg:x="21.941cm" svg:y="24.408cm">
          <draw:text-box>
            <text:p><text:span text:style-name="T4">+</text:span></text:p>
          </draw:text-box>
        </draw:frame>
        <draw:frame draw:style-name="gr18" draw:text-style-name="P16" draw:layer="layout" svg:width="0.748cm" svg:height="0.962cm" svg:x="22.54cm" svg:y="24.515cm">
          <draw:text-box>
            <text:p><text:span text:style-name="T4">*</text:span></text:p>
          </draw:text-box>
        </draw:frame>
        <draw:line draw:style-name="gr19" draw:text-style-name="P17" draw:layer="layout" svg:x1="23.215cm" svg:y1="24.436cm" svg:x2="23.215cm" svg:y2="25.325cm">
          <text:p/>
        </draw:line>
        <draw:frame draw:style-name="gr20" draw:text-style-name="P16" draw:layer="layout" svg:width="0.875cm" svg:height="0.962cm" svg:x="23.598cm" svg:y="24.408cm">
          <draw:text-box>
            <text:p><text:span text:style-name="T4">+</text:span></text:p>
          </draw:text-box>
        </draw:frame>
        <draw:frame draw:style-name="gr18" draw:text-style-name="P16" draw:layer="layout" svg:width="0.748cm" svg:height="0.962cm" svg:x="24.168cm" svg:y="24.515cm">
          <draw:text-box>
            <text:p><text:span text:style-name="T4">*</text:span></text:p>
          </draw:text-box>
        </draw:frame>
        <draw:line draw:style-name="gr19" draw:text-style-name="P17" draw:layer="layout" svg:x1="24.843cm" svg:y1="24.436cm" svg:x2="24.843cm" svg:y2="25.325cm">
          <text:p/>
        </draw:line>
        <draw:frame draw:style-name="gr20" draw:text-style-name="P16" draw:layer="layout" svg:width="0.875cm" svg:height="0.962cm" svg:x="25.521cm" svg:y="24.39cm">
          <draw:text-box>
            <text:p><text:span text:style-name="T4">=</text:span></text:p>
          </draw:text-box>
        </draw:frame>
        <draw:frame draw:style-name="gr21" draw:text-style-name="P16" draw:layer="layout" svg:width="4.659cm" svg:height="0.962cm" svg:x="18.491cm" svg:y="27.1cm">
          <draw:text-box>
            <text:p><text:span text:style-name="T4">Column i1 of B</text:span></text:p>
          </draw:text-box>
        </draw:frame>
        <draw:frame draw:style-name="gr22" draw:text-style-name="P16" draw:layer="layout" svg:width="3.779cm" svg:height="0.962cm" svg:x="10.942cm" svg:y="24.359cm">
          <draw:text-box>
            <text:p><text:span text:style-name="T4">Dot product</text:span></text:p>
          </draw:text-box>
        </draw:frame>
        <draw:custom-shape draw:style-name="gr3" draw:text-style-name="P19" draw:layer="layout" svg:width="1.27cm" svg:height="1.27cm" svg:x="15.787cm" svg:y="22.98cm">
          <text:p text:style-name="P18"><text:span text:style-name="T5">i</text:span><text:span text:style-name="T5">0</text:span><text:span text:style-name="T5">,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15.787cm" svg:y="25.48cm">
          <text:p text:style-name="P18"><text:span text:style-name="T5">0</text:span><text:span text:style-name="T5">,</text:span><text:span text:style-name="T5">i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7cm" svg:height="1.27cm" svg:x="17.458cm" svg:y="22.98cm">
          <text:p text:style-name="P18"><text:span text:style-name="T5">i0,1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7cm" svg:height="1.27cm" svg:x="19.174cm" svg:y="22.98cm">
          <text:p text:style-name="P18"><text:span text:style-name="T5">i0,2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7cm" svg:height="1.27cm" svg:x="20.874cm" svg:y="22.98cm">
          <text:p text:style-name="P18"><text:span text:style-name="T5">i0,3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7cm" svg:height="1.27cm" svg:x="22.558cm" svg:y="22.98cm">
          <text:p text:style-name="P18"><text:span text:style-name="T5">i0,4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7cm" svg:height="1.27cm" svg:x="24.187cm" svg:y="22.98cm">
          <text:p text:style-name="P18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17.458cm" svg:y="25.48cm">
          <text:p text:style-name="P18"><text:span text:style-name="T5">1,i1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19.158cm" svg:y="25.48cm">
          <text:p text:style-name="P18"><text:span text:style-name="T5">2,i1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20.858cm" svg:y="25.48cm">
          <text:p text:style-name="P18"><text:span text:style-name="T5">3,i1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22.574cm" svg:y="25.48cm">
          <text:p text:style-name="P18"><text:span text:style-name="T5">4,i1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27cm" svg:height="1.27cm" svg:x="24.203cm" svg:y="25.48cm">
          <text:p text:style-name="P18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3.707cm" svg:height="0.962cm" svg:x="18.693cm" svg:y="21.888cm">
          <draw:text-box>
            <text:p><text:span text:style-name="T4">Row i0 of A</text:span></text:p>
          </draw:text-box>
        </draw:frame>
        <draw:custom-shape draw:style-name="gr24" draw:text-style-name="P22" draw:layer="layout" svg:width="1.27cm" svg:height="1.27cm" svg:x="26.787cm" svg:y="24.18cm">
          <text:p text:style-name="P21"><text:span text:style-name="T6">I0,i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="Dimension_20_Lines" draw:marker-start-width="0.35cm" draw:marker-end="Dimension_20_Lines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1T14:31:25.038637611</meta:creation-date>
    <dc:date>2023-09-04T13:50:27.385221846</dc:date>
    <meta:editing-duration>PT9M33S</meta:editing-duration>
    <meta:editing-cycles>3</meta:editing-cycles>
    <meta:generator>LibreOffice/7.3.7.2$Linux_X86_64 LibreOffice_project/30$Build-2</meta:generator>
    <meta:document-statistic meta:object-count="148"/>
  </office:meta>
</office:document-meta>
</file>